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Hanging_20_indent">
      <style:text-properties officeooo:paragraph-rsid="00228317"/>
    </style:style>
    <style:style style:name="P6" style:family="paragraph" style:parent-style-name="Hanging_20_indent">
      <style:text-properties officeooo:paragraph-rsid="00239fb2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e038" officeooo:paragraph-rsid="0021e03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1e038" officeooo:paragraph-rsid="0021e03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1e038" officeooo:paragraph-rsid="0021e038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1e038" officeooo:paragraph-rsid="0021e038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39fb2" officeooo:paragraph-rsid="00239fb2" style:font-size-asian="8.75pt" style:font-weight-asian="bold" style:font-size-complex="10pt" style:font-weight-complex="bold"/>
    </style:style>
    <style:style style:name="T1" style:family="text">
      <style:text-properties officeooo:rsid="0021e038"/>
    </style:style>
    <style:style style:name="T2" style:family="text">
      <style:text-properties officeooo:rsid="00228317"/>
    </style:style>
    <style:style style:name="T3" style:family="text">
      <style:text-properties officeooo:rsid="00239fb2"/>
    </style:style>
    <style:style style:name="T4" style:family="text">
      <style:text-properties officeooo:rsid="00247d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RONT END – PART 2</text:p>
      <text:p text:style-name="P8">JAVASCRIPT : FUNCTIONS AND ARRAYS</text:p>
      <text:p text:style-name="P2"/>
      <text:p text:style-name="P3">(Purpose of Return)</text:p>
      <text:p text:style-name="P10">1. What is the purpose of return statement in a function ?</text:p>
      <text:p text:style-name="Hanging_20_indent"><text:span text:style-name="T1">a) </text:span>Returns the value and continues executing rest of the statements, if any</text:p>
      <text:p text:style-name="Hanging_20_indent"><text:span text:style-name="T1">b) </text:span>Returns the value and stops executing the function</text:p>
      <text:p text:style-name="Hanging_20_indent"><text:span text:style-name="T1">c) </text:span>Returns the value and stops the program</text:p>
      <text:p text:style-name="Hanging_20_indent"><text:span text:style-name="T1">d) </text:span>Stops executing the function and returns the value</text:p>
      <text:p text:style-name="P4"/>
      <text:p text:style-name="P11">(Function Definition)</text:p>
      <text:p text:style-name="P12">2. What is the correct way of defining a function in JavaScript?</text:p>
      <text:p text:style-name="Hanging_20_indent"><text:span text:style-name="T2">a) </text:span>Identifier and Parentheses<text:tab/><text:tab/><text:tab/><text:tab/><text:tab/><text:span text:style-name="T2">b) </text:span>Return type and Identifier</text:p>
      <text:p text:style-name="Hanging_20_indent"><text:span text:style-name="T2">c) </text:span>Function keyword, Identifier and Parentheses<text:tab/><text:tab/><text:span text:style-name="T2">d) </text:span>Identifier and Return type</text:p>
      <text:p text:style-name="P11"/>
      <text:p text:style-name="P13">(More Arguments Passed)</text:p>
      <text:p text:style-name="P14">3. What will the function 'test' return upon execution of these statements?</text:p>
      <text:p text:style-name="P15"/>
      <text:p text:style-name="P15">function test(a, b) {</text:p>
      <text:p text:style-name="P15"><text:s text:c="4"/>console.log( a + b );</text:p>
      <text:p text:style-name="P15">}</text:p>
      <text:p text:style-name="P15">test( 2 , 3 , 4);</text:p>
      <text:p text:style-name="P15"/>
      <text:p text:style-name="P5"><text:span text:style-name="T2">a) </text:span>5<text:tab/><text:tab/><text:tab/><text:tab/><text:tab/><text:tab/><text:tab/><text:span text:style-name="T2">b) </text:span>Error (incorrect number of parameters )</text:p>
      <text:p text:style-name="P5"><text:span text:style-name="T2">c) </text:span>9<text:tab/><text:tab/><text:tab/><text:tab/><text:tab/><text:tab/><text:tab/><text:span text:style-name="T2">d) </text:span>7</text:p>
      <text:p text:style-name="P13"/>
      <text:p text:style-name="P13">(Fewer Arguments)</text:p>
      <text:p text:style-name="P14">4. What will the function test return upon execution of these statements?</text:p>
      <text:p text:style-name="P15"/>
      <text:p text:style-name="P15">function test(a, b, c) {</text:p>
      <text:p text:style-name="P15"><text:s text:c="4"/>console.log( a + b * c);</text:p>
      <text:p text:style-name="P15">}</text:p>
      <text:p text:style-name="P15">test(2,3);</text:p>
      <text:p text:style-name="P15"/>
      <text:p text:style-name="Hanging_20_indent"><text:span text:style-name="T2">a) </text:span>5<text:tab/><text:tab/><text:tab/><text:tab/><text:tab/><text:tab/><text:tab/><text:span text:style-name="T2">b) </text:span>Error (incorrect no of parameters )</text:p>
      <text:p text:style-name="Hanging_20_indent"><text:span text:style-name="T2">c) </text:span>NaN<text:tab/><text:tab/><text:tab/><text:tab/><text:tab/><text:tab/><text:tab/><text:span text:style-name="T2">d) </text:span>0</text:p>
      <text:p text:style-name="P13"/>
      <text:p text:style-name="P13">(Function Hoisting)</text:p>
      <text:p text:style-name="P14">5. In JavaScript function _____________ are hoisted</text:p>
      <text:p text:style-name="Hanging_20_indent"><text:span text:style-name="T2">a) </text:span>Initializations<text:tab/><text:tab/><text:tab/><text:tab/><text:tab/><text:tab/><text:span text:style-name="T2">b) </text:span>Declarations</text:p>
      <text:p text:style-name="P13"/>
      <text:p text:style-name="P13">(What is the Output)</text:p>
      <text:p text:style-name="P14">6. What will be the output of following code?</text:p>
      <text:p text:style-name="P15"/>
      <text:p text:style-name="P15">x = 5;</text:p>
      <text:p text:style-name="P15">console.log(x);</text:p>
      <text:p text:style-name="P15">var x;</text:p>
      <text:p text:style-name="P15"><text:soft-page-break/></text:p>
      <text:p text:style-name="Hanging_20_indent"><text:span text:style-name="T2">a) </text:span>Uncaught ReferenceError: x is not defined<text:tab/><text:tab/><text:tab/><text:span text:style-name="T2">b) </text:span>5</text:p>
      <text:p text:style-name="Hanging_20_indent"><text:span text:style-name="T2">c) </text:span>NaN<text:tab/><text:tab/><text:tab/><text:tab/><text:tab/><text:tab/><text:tab/><text:span text:style-name="T2">d) </text:span>0</text:p>
      <text:p text:style-name="P13"/>
      <text:p text:style-name="P13">(Find the Output)</text:p>
      <text:p text:style-name="P14">7. What is the output of following code?</text:p>
      <text:p text:style-name="P15"/>
      <text:p text:style-name="P15">hoisted();</text:p>
      <text:p text:style-name="P15"/>
      <text:p text:style-name="P15">function hoisted() {</text:p>
      <text:p text:style-name="P15"><text:s text:c="4"/>console.log('Hoisted');</text:p>
      <text:p text:style-name="P15">}</text:p>
      <text:p text:style-name="P15"/>
      <text:p text:style-name="Hanging_20_indent"><text:span text:style-name="T2">a) </text:span>"Hoisted"<text:tab/><text:tab/><text:tab/><text:tab/><text:tab/><text:tab/><text:tab/><text:span text:style-name="T2">b) </text:span>Uncaught ReferenceError: hoisted is not defined</text:p>
      <text:p text:style-name="Hanging_20_indent"><text:span text:style-name="T2">c) </text:span>""<text:tab/><text:tab/><text:tab/><text:tab/><text:tab/><text:tab/><text:tab/><text:span text:style-name="T2">d) </text:span>.ƒ hoisted() { console.log('Hoisted') }</text:p>
      <text:p text:style-name="P13"/>
      <text:p text:style-name="P13">(Variable Hoisting)</text:p>
      <text:p text:style-name="P14">8. What will be the output of following code?</text:p>
      <text:p text:style-name="P15"/>
      <text:p text:style-name="P15">function demo() {</text:p>
      <text:p text:style-name="P15"><text:s text:c="4"/>console.log(x);</text:p>
      <text:p text:style-name="P15"><text:s text:c="4"/>var x = 10;</text:p>
      <text:p text:style-name="P15">}</text:p>
      <text:p text:style-name="P15"/>
      <text:p text:style-name="P15">demo();</text:p>
      <text:p text:style-name="P15"/>
      <text:p text:style-name="Hanging_20_indent"/>
      <text:p text:style-name="P6"><text:span text:style-name="T2">a) </text:span>NaN<text:tab/><text:tab/><text:tab/><text:span text:style-name="T2">b) </text:span>10<text:tab/><text:tab/><text:tab/><text:tab/><text:span text:style-name="T2">c) </text:span>undefined<text:tab/><text:tab/><text:tab/><text:span text:style-name="T2">d) </text:span>0</text:p>
      <text:p text:style-name="P13"/>
      <text:p text:style-name="P13">(Multiplication)</text:p>
      <text:p text:style-name="P14">9. What will the following code print on console?</text:p>
      <text:p text:style-name="P15"/>
      <text:p text:style-name="P15">function multiply(a, b) {</text:p>
      <text:p text:style-name="P15"><text:s text:c="4"/>return a*b;</text:p>
      <text:p text:style-name="P15">};</text:p>
      <text:p text:style-name="P15"/>
      <text:p text:style-name="P15">console.log(multiply);</text:p>
      <text:p text:style-name="P15"/>
      <text:p text:style-name="P5"><text:span text:style-name="T2">a) </text:span>multiply<text:tab/><text:tab/><text:tab/><text:tab/><text:tab/><text:tab/><text:tab/><text:span text:style-name="T2">b) </text:span>a*b</text:p>
      <text:p text:style-name="P5"><text:span text:style-name="T2">c) </text:span>ƒ multiply(a, b) { return a*b; }<text:tab/><text:tab/><text:tab/><text:tab/><text:span text:style-name="T2">d) </text:span>undefined</text:p>
      <text:p text:style-name="Hanging_20_indent"><text:span text:style-name="T2">e) </text:span>None of the above</text:p>
      <text:p text:style-name="P13">(Global and Local Variable)</text:p>
      <text:p text:style-name="P14">10. What is the output of following code?</text:p>
      <text:p text:style-name="P15"/>
      <text:p text:style-name="P15">var a = 10;</text:p>
      <text:p text:style-name="P15"/>
      <text:p text:style-name="P15">function test() {</text:p>
      <text:p text:style-name="P15"><text:s text:c="4"/>var a = 20;</text:p>
      <text:p text:style-name="P15">}</text:p>
      <text:p text:style-name="P15"><text:soft-page-break/></text:p>
      <text:p text:style-name="P15">test(); </text:p>
      <text:p text:style-name="P15">console.log(a);</text:p>
      <text:p text:style-name="P15"/>
      <text:p text:style-name="Hanging_20_indent"><text:span text:style-name="T2">a) </text:span>10<text:tab/><text:tab/><text:tab/><text:tab/><text:tab/><text:tab/><text:tab/><text:span text:style-name="T2">b)</text:span>20</text:p>
      <text:p text:style-name="P13"/>
      <text:p text:style-name="P13">(Global Vs Local)</text:p>
      <text:p text:style-name="P14">11. What is the output of following code</text:p>
      <text:p text:style-name="P15"/>
      <text:p text:style-name="P15">var a = 10;</text:p>
      <text:p text:style-name="P15"/>
      <text:p text:style-name="P15">function test() {</text:p>
      <text:p text:style-name="P15"><text:s text:c="4"/>var a = 20;</text:p>
      <text:p text:style-name="P15"><text:s text:c="4"/>console.log(a);</text:p>
      <text:p text:style-name="P15">}</text:p>
      <text:p text:style-name="P15"/>
      <text:p text:style-name="P15">test();</text:p>
      <text:p text:style-name="P15"/>
      <text:p text:style-name="Hanging_20_indent"><text:span text:style-name="T2">a) </text:span>10<text:tab/><text:tab/><text:tab/><text:tab/><text:tab/><text:tab/><text:tab/><text:span text:style-name="T2">b) </text:span>20</text:p>
      <text:p text:style-name="P13"/>
      <text:p text:style-name="P13">(Function Within Function)</text:p>
      <text:p text:style-name="P14">12. What is the expected output of following code</text:p>
      <text:p text:style-name="P15"/>
      <text:p text:style-name="P15">function a() {</text:p>
      <text:p text:style-name="P15"><text:s text:c="4"/>console.log("Inside a");</text:p>
      <text:p text:style-name="P15"/>
      <text:p text:style-name="P15"><text:s text:c="4"/>function b() {</text:p>
      <text:p text:style-name="P15"><text:s text:c="8"/>console.log("Inside b");</text:p>
      <text:p text:style-name="P15"><text:s text:c="4"/>}</text:p>
      <text:p text:style-name="P15">}</text:p>
      <text:p text:style-name="P15"/>
      <text:p text:style-name="P15">a();</text:p>
      <text:p text:style-name="P15"/>
      <text:p text:style-name="P5"><text:span text:style-name="T2">a) </text:span>Inside a</text:p>
      <text:p text:style-name="P5"><text:span text:style-name="T2">b) </text:span>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</text:p>
      <text:p text:style-name="P13"/>
      <text:p text:style-name="P13">(Calling Inner Function)</text:p>
      <text:p text:style-name="P14">13. What is the expected output of following code</text:p>
      <text:p text:style-name="P15"/>
      <text:p text:style-name="P15">function a() {</text:p>
      <text:p text:style-name="P15"><text:s text:c="4"/>console.log("Inside a");</text:p>
      <text:p text:style-name="P15"/>
      <text:p text:style-name="P15"><text:s text:c="4"/>function b() {</text:p>
      <text:p text:style-name="P15"><text:s text:c="8"/>console.log("Inside b");</text:p>
      <text:p text:style-name="P15"><text:s text:c="4"/>}</text:p>
      <text:p text:style-name="P15">}</text:p>
      <text:p text:style-name="P15"/>
      <text:p text:style-name="P15">b();</text:p>
      <text:p text:style-name="P15"><text:soft-page-break/></text:p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b</text:p>
      <text:p text:style-name="Hanging_20_indent"><text:span text:style-name="T2">e) </text:span>Uncaught ReferenceError: b is not defined</text:p>
      <text:p text:style-name="P13"/>
      <text:p text:style-name="P13">(Function Call Inside Function)</text:p>
      <text:p text:style-name="P14">14. What is the expected output of following code?</text:p>
      <text:p text:style-name="P15"/>
      <text:p text:style-name="P15">var combinedString = "";</text:p>
      <text:p text:style-name="P15">function a() {</text:p>
      <text:p text:style-name="P15"><text:s text:c="4"/>combinedString = "Inside a";</text:p>
      <text:p text:style-name="P15"/>
      <text:p text:style-name="P15"><text:s text:c="4"/>function b() {</text:p>
      <text:p text:style-name="P15"><text:s text:c="8"/>combinedString = combinedString + " Inside b";</text:p>
      <text:p text:style-name="P15"><text:s text:c="4"/>}</text:p>
      <text:p text:style-name="P15"/>
      <text:p text:style-name="P15"><text:s text:c="4"/>b();</text:p>
      <text:p text:style-name="P15">}</text:p>
      <text:p text:style-name="P15"/>
      <text:p text:style-name="P15">a();</text:p>
      <text:p text:style-name="P15">console.log(combinedString);</text:p>
      <text:p text:style-name="P15"/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</text:p>
      <text:p text:style-name="Hanging_20_indent"><text:span text:style-name="T2">e) </text:span>Uncaught ReferenceError: b is not defined</text:p>
      <text:p text:style-name="P13"/>
      <text:p text:style-name="P13">(Function Expression)</text:p>
      <text:p text:style-name="P14">15. What is the output of following code?</text:p>
      <text:p text:style-name="P15"/>
      <text:p text:style-name="P15">var RectArea = function(width, height) {</text:p>
      <text:p text:style-name="P15"><text:s text:c="4"/>return width * height;</text:p>
      <text:p text:style-name="P15">}</text:p>
      <text:p text:style-name="P15"/>
      <text:p text:style-name="P15">console.log(RectArea(5,4));</text:p>
      <text:p text:style-name="P15"/>
      <text:p text:style-name="Hanging_20_indent"><text:span text:style-name="T2">a) </text:span>20<text:tab/><text:tab/><text:tab/><text:tab/><text:tab/><text:tab/><text:tab/><text:span text:style-name="T2">b) </text:span>RectArea</text:p>
      <text:p text:style-name="Hanging_20_indent"><text:span text:style-name="T2">c) </text:span>ƒ (width, height) { return width * height; }</text:p>
      <text:p text:style-name="P13"/>
      <text:p text:style-name="P13">(Nested Variable Function)</text:p>
      <text:p text:style-name="P14">16. What is the expected output of following code?</text:p>
      <text:p text:style-name="P15"/>
      <text:p text:style-name="P15">function a() {</text:p>
      <text:p text:style-name="P15"><text:s text:c="4"/>console.log("Inside a");</text:p>
      <text:p text:style-name="P15"><text:soft-page-break/></text:p>
      <text:p text:style-name="P15"><text:s text:c="4"/>function b() {</text:p>
      <text:p text:style-name="P15"><text:s text:c="8"/>console.log("Inside b");</text:p>
      <text:p text:style-name="P15"><text:s text:c="4"/>}</text:p>
      <text:p text:style-name="P15">}</text:p>
      <text:p text:style-name="P15"/>
      <text:p text:style-name="P15">a()b();</text:p>
      <text:p text:style-name="P15"/>
      <text:p text:style-name="Hanging_20_indent"/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b</text:p>
      <text:p text:style-name="Hanging_20_indent"><text:span text:style-name="T2">e) </text:span>Uncaught SyntaxError: Unexpected identifier</text:p>
      <text:p text:style-name="P13"/>
      <text:p text:style-name="P13">(Nested Variable Function)</text:p>
      <text:p text:style-name="P14">17. Choose the correct syntax for a function expression.</text:p>
      <text:p text:style-name="Hanging_20_indent"><text:span text:style-name="T2">a) </text:span>function function_Name(){ /*function body*/ }</text:p>
      <text:p text:style-name="Hanging_20_indent"><text:span text:style-name="T2">b) </text:span>var variable_Name = function(){ /*function body*/ }</text:p>
      <text:p text:style-name="Hanging_20_indent"><text:span text:style-name="T2">c) </text:span>var variable_Name = function function_Name(){ /*function body*/ }</text:p>
      <text:p text:style-name="Hanging_20_indent"><text:span text:style-name="T2">d) </text:span>None of the above.</text:p>
      <text:p text:style-name="P13"/>
      <text:p text:style-name="P13">(Run Subtract)</text:p>
      <text:p text:style-name="P14">18. What is the expected output of following code?</text:p>
      <text:p text:style-name="P15"/>
      <text:p text:style-name="P15">var add = function (a, b) {</text:p>
      <text:p text:style-name="P15"><text:s text:c="4"/>return a+b;</text:p>
      <text:p text:style-name="P15">}</text:p>
      <text:p text:style-name="P15"/>
      <text:p text:style-name="P15">var subtract = function (a, b) {</text:p>
      <text:p text:style-name="P15"><text:s text:c="4"/>return a-b;</text:p>
      <text:p text:style-name="P15">}</text:p>
      <text:p text:style-name="P15"/>
      <text:p text:style-name="P15">var op = function (func) {</text:p>
      <text:p text:style-name="P15"><text:s text:c="4"/>var x = 2;</text:p>
      <text:p text:style-name="P15"><text:s text:c="4"/>var y = 3;</text:p>
      <text:p text:style-name="P15"><text:s text:c="4"/>return func(x, y);</text:p>
      <text:p text:style-name="P15">}</text:p>
      <text:p text:style-name="P15">console.log(op(subtract));</text:p>
      <text:p text:style-name="P15"/>
      <text:p text:style-name="Hanging_20_indent"><text:span text:style-name="T2">a) </text:span>5<text:tab/><text:tab/><text:tab/><text:tab/><text:tab/><text:tab/><text:tab/><text:span text:style-name="T2">b) </text:span>-1</text:p>
      <text:p text:style-name="Hanging_20_indent"><text:span text:style-name="T2">c) </text:span>ƒ (func) { var x = 2; var y = 3; return func(x, y); }<text:tab/><text:tab/><text:span text:style-name="T2">d) </text:span>ƒ (a, b) { return a+b; }</text:p>
      <text:p text:style-name="P13"/>
      <text:p text:style-name="P13">(Pass Function to Function)</text:p>
      <text:p text:style-name="P14">19. What is the expected output of following code?</text:p>
      <text:p text:style-name="P15"/>
      <text:p text:style-name="P15">var add = function(a, b) {</text:p>
      <text:p text:style-name="P15"><text:soft-page-break/><text:s text:c="4"/>return a+b;</text:p>
      <text:p text:style-name="P15">}</text:p>
      <text:p text:style-name="P15"/>
      <text:p text:style-name="P15">var subtract = function(a, b) {</text:p>
      <text:p text:style-name="P15"><text:s text:c="4"/>return a-b;</text:p>
      <text:p text:style-name="P15">}</text:p>
      <text:p text:style-name="P15"/>
      <text:p text:style-name="P15">var op = function (func) {</text:p>
      <text:p text:style-name="P15"><text:s text:c="4"/>var x = 2;</text:p>
      <text:p text:style-name="P15"><text:s text:c="4"/>var y = 3;</text:p>
      <text:p text:style-name="P15"><text:s text:c="4"/>return func(x, y);</text:p>
      <text:p text:style-name="P15">}</text:p>
      <text:p text:style-name="P15"/>
      <text:p text:style-name="P15">console.log(op(add));</text:p>
      <text:p text:style-name="P15"/>
      <text:p text:style-name="Hanging_20_indent"><text:span text:style-name="T2">a) </text:span>5<text:tab/><text:tab/><text:tab/><text:tab/><text:tab/><text:tab/><text:tab/><text:span text:style-name="T2">b) </text:span>-1</text:p>
      <text:p text:style-name="Hanging_20_indent"><text:span text:style-name="T2">c) </text:span>ƒ (func) { var x = 2; var y = 3; return func(x, y); }<text:tab/><text:tab/><text:span text:style-name="T2">d) </text:span>ƒ (a, b) { return a+b; }</text:p>
      <text:p text:style-name="P13"/>
      <text:p text:style-name="P13">(Callback Function)</text:p>
      <text:p text:style-name="P14">20. Choose correct statements about the callback function.</text:p>
      <text:p text:style-name="Hanging_20_indent"><text:span text:style-name="T2">a) </text:span>If you want to execute a function right after the return of some other function, then callbacks can be used.</text:p>
      <text:p text:style-name="Hanging_20_indent"><text:span text:style-name="T2">b) </text:span>A function passed to another function as an argument is referred to as a callback function.</text:p>
      <text:p text:style-name="Hanging_20_indent"><text:span text:style-name="T2">c) </text:span>A callback function can run before another function has finished.</text:p>
      <text:p text:style-name="Hanging_20_indent"><text:span text:style-name="T2">d) </text:span>None of these.</text:p>
      <text:p text:style-name="P13"/>
      <text:p text:style-name="P13">(Length of Array)</text:p>
      <text:p text:style-name="P14">21. How to find the length of an array?</text:p>
      <text:p text:style-name="Hanging_20_indent"><text:span text:style-name="T2">a) </text:span>arr.length()<text:tab/><text:tab/><text:tab/><text:tab/><text:tab/><text:tab/><text:span text:style-name="T2">b) </text:span>arr.size()</text:p>
      <text:p text:style-name="Hanging_20_indent"><text:span text:style-name="T2">c) </text:span>arr.length<text:tab/><text:tab/><text:tab/><text:tab/><text:tab/><text:tab/><text:tab/><text:span text:style-name="T2">d) </text:span>arr.size</text:p>
      <text:p text:style-name="P13"/>
      <text:p text:style-name="P13">(Push in Array)</text:p>
      <text:p text:style-name="P14">22. What is the output of the following code?</text:p>
      <text:p text:style-name="P15"/>
      <text:p text:style-name="P15">var color= ["Orange", "Blue", "Green"];</text:p>
      <text:p text:style-name="P15"/>
      <text:p text:style-name="P15">color.push("Red");</text:p>
      <text:p text:style-name="P15"/>
      <text:p text:style-name="P15">console.log(color[0]+ " " +color[color.length-1]);</text:p>
      <text:p text:style-name="P15"/>
      <text:p text:style-name="Hanging_20_indent"><text:span text:style-name="T2">a) </text:span>Orange Red<text:tab/><text:tab/><text:tab/><text:tab/><text:tab/><text:tab/><text:span text:style-name="T2">b) </text:span>Red Orange</text:p>
      <text:p text:style-name="Hanging_20_indent"><text:span text:style-name="T2">c) </text:span>Orange Green<text:tab/><text:tab/><text:tab/><text:tab/><text:tab/><text:tab/><text:span text:style-name="T2">d) </text:span>Green Red</text:p>
      <text:p text:style-name="P13"/>
      <text:p text:style-name="P13">(Shift Array)</text:p>
      <text:p text:style-name="P14">23. What is the output of the following code?</text:p>
      <text:p text:style-name="P15"/>
      <text:p text:style-name="P15">var fruits = ["Red", "Orange", "Blue", "Green"];</text:p>
      <text:p text:style-name="P15"/>
      <text:p text:style-name="P15">console.log(fruits.shift());</text:p>
      <text:p text:style-name="P15"><text:soft-page-break/></text:p>
      <text:p text:style-name="Hanging_20_indent"><text:span text:style-name="T2">a) </text:span>Red<text:tab/><text:tab/><text:tab/><text:span text:style-name="T2">b) </text:span>Orange<text:tab/><text:tab/><text:tab/><text:span text:style-name="T2">c) </text:span>Blue<text:tab/><text:tab/><text:tab/><text:tab/><text:span text:style-name="T2">d) </text:span>Green</text:p>
      <text:p text:style-name="P13"/>
      <text:p text:style-name="P16">(Heterogeneous Array)</text:p>
      <text:p text:style-name="P17">24. Is the below given array allowed in Javascript?</text:p>
      <text:p text:style-name="P18"/>
      <text:p text:style-name="P18">var myArray = [45, "Ninja"];</text:p>
      <text:p text:style-name="P18"/>
      <text:p text:style-name="Hanging_20_indent"><text:span text:style-name="T3">a) </text:span>Yes<text:tab/><text:tab/><text:tab/><text:tab/><text:tab/><text:tab/><text:tab/><text:span text:style-name="T3">b) </text:span>No</text:p>
      <text:p text:style-name="P16"/>
      <text:p text:style-name="P16">(Function of Splice)</text:p>
      <text:p text:style-name="P17">25. What is the function of splice() in JavaScript?</text:p>
      <text:p text:style-name="Hanging_20_indent"><text:span text:style-name="T3">a) </text:span>copies a given part of an array and returns that copied part as a new array.</text:p>
      <text:p text:style-name="Hanging_20_indent"><text:span text:style-name="T3">b) </text:span>it removes duplicate elements from the given array</text:p>
      <text:p text:style-name="Hanging_20_indent"><text:span text:style-name="T3">c) </text:span>it splits the string by separating it into two new array.</text:p>
      <text:p text:style-name="Hanging_20_indent"><text:span text:style-name="T3">d) </text:span>slices a given part of an array and returns that sliced part as a new array.</text:p>
      <text:p text:style-name="P16"/>
      <text:p text:style-name="P16">(Array Splice)</text:p>
      <text:p text:style-name="P17">26. What is the output of following code?</text:p>
      <text:p text:style-name="P18"/>
      <text:p text:style-name="P18">var fruits = ['Apple', 'Orange', 'Kiwi', 'Strawberry'];</text:p>
      <text:p text:style-name="P18"/>
      <text:p text:style-name="P18">fruits.splice(4, 1, 'Banana');</text:p>
      <text:p text:style-name="P18"/>
      <text:p text:style-name="P18">console.log(fruits);</text:p>
      <text:p text:style-name="P18"/>
      <text:p text:style-name="P6"><text:span text:style-name="T3">a) </text:span>[ "Banana","Apple", "Orange", "Kiwi", "Strawberry"]</text:p>
      <text:p text:style-name="P6"><text:span text:style-name="T3">b) </text:span>["Apple", "Orange", "Kiwi", "Strawberry", "Banana"]</text:p>
      <text:p text:style-name="Hanging_20_indent"><text:span text:style-name="T3">c) </text:span>["Apple", "Banana", "Orange", "Kiwi", "Strawberry"]</text:p>
      <text:p text:style-name="Hanging_20_indent"><text:span text:style-name="T3">d) </text:span>["Apple", "Orange", "Kiwi", "Banana", "Strawberry"]</text:p>
      <text:p text:style-name="P16"/>
      <text:p text:style-name="P16">(Array Splice)</text:p>
      <text:p text:style-name="P17">27. What is the output of following code?</text:p>
      <text:p text:style-name="P18"/>
      <text:p text:style-name="P18">var fruits = ['Apple', 'Orange', 'Kiwi', 'Strawberry'];</text:p>
      <text:p text:style-name="P18"/>
      <text:p text:style-name="P18">fruits.splice(1, 0, 'Banana');</text:p>
      <text:p text:style-name="P18"/>
      <text:p text:style-name="P18">console.log(fruits);</text:p>
      <text:p text:style-name="P18"/>
      <text:p text:style-name="Hanging_20_indent"><text:span text:style-name="T3">a) </text:span>[ "Banana","Apple", "Orange", "Kiwi", "Strawberry"]</text:p>
      <text:p text:style-name="Hanging_20_indent"><text:span text:style-name="T3">b) </text:span>["Apple", "Orange", "Kiwi", "Strawberry", "Banana"]</text:p>
      <text:p text:style-name="Hanging_20_indent"><text:span text:style-name="T3">c) </text:span>["Apple", "Banana", "Orange", "Kiwi", "Strawberry"]</text:p>
      <text:p text:style-name="Hanging_20_indent"><text:span text:style-name="T3">d) </text:span>["Apple", "Orange", "Kiwi", "Banana", "Strawberry"]</text:p>
      <text:p text:style-name="P16"/>
      <text:p text:style-name="P16">(Executing a function)</text:p>
      <text:p text:style-name="P17"><text:soft-page-break/>28. Which JavaScript method is used to call a function once for each array element?</text:p>
      <text:p text:style-name="Hanging_20_indent"><text:span text:style-name="T3">a) </text:span>for()<text:tab/><text:tab/><text:tab/><text:span text:style-name="T3">b) </text:span>traverse()<text:tab/><text:tab/><text:tab/><text:span text:style-name="T3">c) </text:span>forEach()<text:tab/><text:tab/><text:tab/><text:span text:style-name="T3">d) </text:span>foreach()</text:p>
      <text:p text:style-name="P16"/>
      <text:p text:style-name="P16">(Find the Output)</text:p>
      <text:p text:style-name="P17">29. What will be the output of the following code?</text:p>
      <text:p text:style-name="P18"/>
      <text:p text:style-name="P18">var sum = 0; </text:p>
      <text:p text:style-name="P18">var arr = [1, 2, 3];</text:p>
      <text:p text:style-name="P18">arr.forEach(getSum);</text:p>
      <text:p text:style-name="P18">console.log(sum);</text:p>
      <text:p text:style-name="P18"/>
      <text:p text:style-name="P18">function getSum(ele) {</text:p>
      <text:p text:style-name="P18"><text:s text:c="3"/>sum += ele;</text:p>
      <text:p text:style-name="P18">}</text:p>
      <text:p text:style-name="P18"/>
      <text:p text:style-name="P6"><text:span text:style-name="T3">a) </text:span>3<text:tab/><text:tab/><text:tab/><text:tab/><text:tab/><text:tab/><text:tab/><text:span text:style-name="T3">b) </text:span>6</text:p>
      <text:p text:style-name="P6"><text:span text:style-name="T3">c) </text:span>2<text:tab/><text:tab/><text:tab/><text:tab/><text:tab/><text:tab/><text:tab/><text:span text:style-name="T3">d) </text:span>None of the above.</text:p>
      <text:p text:style-name="P16"/>
      <text:p text:style-name="P24">ASSIGNMENT</text:p>
      <text:p text:style-name="P16"/>
      <text:p text:style-name="P16">(Global and Local Variable)</text:p>
      <text:p text:style-name="P17">30. What is the output of following code?</text:p>
      <text:p text:style-name="P18"/>
      <text:p text:style-name="P18">var a = 10;</text:p>
      <text:p text:style-name="P18"/>
      <text:p text:style-name="P18">function test() {</text:p>
      <text:p text:style-name="P18"><text:s text:c="4"/>a = 20;</text:p>
      <text:p text:style-name="P18">}</text:p>
      <text:p text:style-name="P18"/>
      <text:p text:style-name="P18">test();</text:p>
      <text:p text:style-name="P18">console.log(a);</text:p>
      <text:p text:style-name="P18"/>
      <text:p text:style-name="Hanging_20_indent"><text:span text:style-name="T3">a) </text:span>10<text:tab/><text:tab/><text:tab/><text:tab/><text:tab/><text:tab/><text:tab/><text:span text:style-name="T3">b) </text:span>20</text:p>
      <text:p text:style-name="P16"/>
      <text:p text:style-name="P16">(Omitted Value in Array)</text:p>
      <text:p text:style-name="P17">31. Consider the code given below -</text:p>
      <text:p text:style-name="P18"/>
      <text:p text:style-name="P18">var arr = [ 1, , 3, 4 ];</text:p>
      <text:p text:style-name="P18"/>
      <text:p text:style-name="P19">What is the observation made?</text:p>
      <text:p text:style-name="Hanging_20_indent"><text:span text:style-name="T3">a) </text:span>The omitted value takes “undefined”<text:tab/><text:tab/><text:tab/><text:span text:style-name="T3">b) </text:span>This results in an error</text:p>
      <text:p text:style-name="Hanging_20_indent"><text:span text:style-name="T3">c) </text:span>This results in an exception<text:tab/><text:tab/><text:tab/><text:tab/><text:tab/><text:span text:style-name="T3">d) </text:span>The omitted value takes an integer value 0</text:p>
      <text:p text:style-name="P16"/>
      <text:p text:style-name="P16">(Function in Function)</text:p>
      <text:p text:style-name="P17">32. What will the following function return?</text:p>
      <text:p text:style-name="P18"/>
      <text:p text:style-name="P18">function sqSum(a, b) {</text:p>
      <text:p text:style-name="P18"/>
      <text:p text:style-name="P18"><text:s text:c="4"/>function square(x) {</text:p>
      <text:p text:style-name="P18"><text:soft-page-break/><text:s text:c="8"/>return x*x;</text:p>
      <text:p text:style-name="P18"><text:s text:c="4"/>}</text:p>
      <text:p text:style-name="P18"/>
      <text:p text:style-name="P18"><text:s text:c="4"/>return square(a) + square(b);</text:p>
      <text:p text:style-name="P18"/>
      <text:p text:style-name="P18">}</text:p>
      <text:p text:style-name="P18"/>
      <text:p text:style-name="Hanging_20_indent"><text:span text:style-name="T3">a) </text:span>Square of sum of a and b<text:tab/><text:tab/><text:tab/><text:tab/><text:tab/><text:span text:style-name="T3">b) </text:span>Sum of square of a and b</text:p>
      <text:p text:style-name="Hanging_20_indent"><text:span text:style-name="T3">c) </text:span>Sum of a and b square<text:tab/><text:tab/><text:tab/><text:tab/><text:tab/><text:span text:style-name="T3">d) </text:span>Error</text:p>
      <text:p text:style-name="P16"/>
      <text:p text:style-name="P16">(Passing Fewer Arguments)</text:p>
      <text:p text:style-name="P17">33. What will the function 'test' return upon execution of these statements?</text:p>
      <text:p text:style-name="P18"/>
      <text:p text:style-name="P18">function test(a, b) {</text:p>
      <text:p text:style-name="P18"><text:s text:c="4"/>console.log( a + b );</text:p>
      <text:p text:style-name="P18">}</text:p>
      <text:p text:style-name="P18"/>
      <text:p text:style-name="P18">test(2);</text:p>
      <text:p text:style-name="P18"/>
      <text:p text:style-name="Hanging_20_indent"><text:span text:style-name="T3">a) </text:span>2<text:tab/><text:tab/><text:tab/><text:tab/><text:tab/><text:tab/><text:tab/><text:span text:style-name="T3">b) </text:span>Error (incorrect number of parameters )</text:p>
      <text:p text:style-name="Hanging_20_indent"><text:span text:style-name="T3">c) </text:span>NaN<text:tab/><text:tab/><text:tab/><text:tab/><text:tab/><text:tab/><text:tab/><text:span text:style-name="T3">d) </text:span>0</text:p>
      <text:p text:style-name="P16"/>
      <text:p text:style-name="P16">(Hoisting in Javascript)</text:p>
      <text:p text:style-name="P17">34. What will be the output of following code snippet?</text:p>
      <text:p text:style-name="P18"/>
      <text:p text:style-name="P18">var a = 1;</text:p>
      <text:p text:style-name="P18"/>
      <text:p text:style-name="P18">function b() {</text:p>
      <text:p text:style-name="P18"><text:s text:c="4"/>a = 10;</text:p>
      <text:p text:style-name="P18"><text:s text:c="4"/>return;</text:p>
      <text:p text:style-name="P18"><text:s text:c="4"/>function a() { }</text:p>
      <text:p text:style-name="P18">}</text:p>
      <text:p text:style-name="P18"/>
      <text:p text:style-name="P18">b();</text:p>
      <text:p text:style-name="P18">console.log(a);</text:p>
      <text:p text:style-name="P18"/>
      <text:p text:style-name="Hanging_20_indent"/>
      <text:p text:style-name="Hanging_20_indent"><text:span text:style-name="T3">a) </text:span>10<text:tab/><text:tab/><text:tab/><text:tab/><text:tab/><text:tab/><text:tab/><text:span text:style-name="T3">b) </text:span>1</text:p>
      <text:p text:style-name="Hanging_20_indent"><text:span text:style-name="T3">c) </text:span>ƒ b() { a = 10; return; function a() {} }<text:tab/><text:tab/><text:tab/><text:span text:style-name="T3">d) </text:span>a</text:p>
      <text:p text:style-name="P16"/>
      <text:p text:style-name="P16">(Iterate Array)</text:p>
      <text:p text:style-name="P17">35. What is the output of the following code?</text:p>
      <text:p text:style-name="P18"/>
      <text:p text:style-name="P18">array = [ 60, 70, 20, 10, 40, 90 ];</text:p>
      <text:p text:style-name="P18"/>
      <text:p text:style-name="P18">const test = function(x) {</text:p>
      <text:p text:style-name="P18"><text:s text:c="4"/>return x &gt; 5;</text:p>
      <text:p text:style-name="P18">}</text:p>
      <text:p text:style-name="P18"/>
      <text:p text:style-name="P18">if(!array.every(test)) {</text:p>
      <text:p text:style-name="P18"><text:soft-page-break/><text:s text:c="4"/>console.log("statement 1"); </text:p>
      <text:p text:style-name="P18">}</text:p>
      <text:p text:style-name="P18"/>
      <text:p text:style-name="P18">else {</text:p>
      <text:p text:style-name="P18"><text:s text:c="4"/>console.log("statement 2"); </text:p>
      <text:p text:style-name="P18">}</text:p>
      <text:p text:style-name="P18"/>
      <text:p text:style-name="Hanging_20_indent"><text:span text:style-name="T3">a) </text:span>statement 1<text:tab/><text:tab/><text:tab/><text:tab/><text:tab/><text:tab/><text:span text:style-name="T3">b) </text:span>statement 2</text:p>
      <text:p text:style-name="P16"/>
      <text:p text:style-name="P16">(What is the output of following code?)</text:p>
      <text:p text:style-name="P17">36. What is the output of following code?</text:p>
      <text:p text:style-name="P18"/>
      <text:p text:style-name="P18">hoisted(); </text:p>
      <text:p text:style-name="P18">var hoisted = function() {</text:p>
      <text:p text:style-name="P18"><text:s text:c="4"/>console.log('bar');</text:p>
      <text:p text:style-name="P18">};</text:p>
      <text:p text:style-name="P18"/>
      <text:p text:style-name="P6"><text:span text:style-name="T3">a) </text:span>bar<text:tab/><text:tab/><text:tab/><text:tab/><text:tab/><text:tab/><text:tab/><text:span text:style-name="T3">b) </text:span>undefined</text:p>
      <text:p text:style-name="Hanging_20_indent"><text:span text:style-name="T3">c) </text:span>TypeError: Hoisted is not a function</text:p>
      <text:p text:style-name="P16"/>
      <text:p text:style-name="P16">(For Each Word)</text:p>
      <text:p text:style-name="P20">37. What is the output of following code?</text:p>
      <text:p text:style-name="P21"/>
      <text:p text:style-name="P21">var words = ['one', 'two', 'three', 'four'];</text:p>
      <text:p text:style-name="P21"/>
      <text:p text:style-name="P21">words.forEach(function(word) {</text:p>
      <text:p text:style-name="P21"><text:s text:c="4"/>console.log(word);</text:p>
      <text:p text:style-name="P21"><text:s text:c="4"/>if (word === 'two') {</text:p>
      <text:p text:style-name="P21"><text:s text:c="8"/>words.shift();</text:p>
      <text:p text:style-name="P21"><text:s text:c="4"/>}</text:p>
      <text:p text:style-name="P21">});</text:p>
      <text:p text:style-name="P21"/>
      <text:p text:style-name="Hanging_20_indent"><text:span text:style-name="T4">a) </text:span>two three four<text:tab/><text:tab/><text:tab/><text:tab/><text:tab/><text:span text:style-name="T4">b) </text:span>one three four<text:tab/><text:tab/><text:tab/><text:tab/><text:span text:style-name="T4">c) </text:span>one two four</text:p>
      <text:p text:style-name="Hanging_20_indent"><text:span text:style-name="T4">d) </text:span>one two three<text:tab/><text:tab/><text:tab/><text:tab/><text:tab/><text:span text:style-name="T4">e) </text:span>one two three four</text:p>
      <text:p text:style-name="P16"/>
      <text:p text:style-name="P23">(Splice)</text:p>
      <text:p text:style-name="P20">38. What is the output of following code snippet?</text:p>
      <text:p text:style-name="P21"/>
      <text:p text:style-name="P21">var color = ['red', 'orange', 'blue', 'violet'];</text:p>
      <text:p text:style-name="P21"/>
      <text:p text:style-name="P21">var removed = color.splice(2);</text:p>
      <text:p text:style-name="P21"/>
      <text:p text:style-name="P21">console.log(color);</text:p>
      <text:p text:style-name="P21">console.log(removed);</text:p>
      <text:p text:style-name="P21"/>
      <text:p text:style-name="Hanging_20_indent"><text:span text:style-name="T4">a) </text:span>["red", "orange"] ["blue", "violet"]<text:tab/><text:tab/><text:tab/><text:tab/><text:span text:style-name="T4">b) </text:span>["blue", "violet"] ["red", "orange"]</text:p>
      <text:p text:style-name="Hanging_20_indent"><text:span text:style-name="T4">c) </text:span>["red", "violet"] ["orange", "blue"]<text:tab/><text:tab/><text:tab/><text:tab/><text:span text:style-name="T4">d) </text:span>["orange", "blue"] ["red", "violet"]</text:p>
      <text:p text:style-name="P23"/>
      <text:p text:style-name="P23">(Find the Output – 2)</text:p>
      <text:p text:style-name="P20">39. What will be the output of the following code:</text:p>
      <text:p text:style-name="P21"><text:soft-page-break/></text:p>
      <text:p text:style-name="P21">function a(){</text:p>
      <text:p text:style-name="P21"><text:s text:c="4"/>function b() {</text:p>
      <text:p text:style-name="P21"><text:s text:c="8"/>return 3;</text:p>
      <text:p text:style-name="P21"><text:s text:c="4"/>}</text:p>
      <text:p text:style-name="P21"/>
      <text:p text:style-name="P21"><text:s text:c="4"/>return b();</text:p>
      <text:p text:style-name="P21"/>
      <text:p text:style-name="P21"><text:s text:c="4"/>function b() {</text:p>
      <text:p text:style-name="P21"><text:s text:c="8"/>return 8;</text:p>
      <text:p text:style-name="P21"><text:s text:c="3"/>}</text:p>
      <text:p text:style-name="P21">} </text:p>
      <text:p text:style-name="P21"/>
      <text:p text:style-name="P21">console.log(a());</text:p>
      <text:p text:style-name="P21"/>
      <text:p text:style-name="Hanging_20_indent"><text:span text:style-name="T4">a) </text:span>3<text:tab/><text:tab/><text:tab/><text:tab/><text:tab/><text:tab/><text:tab/><text:span text:style-name="T4">b) </text:span>8</text:p>
      <text:p text:style-name="Hanging_20_indent"><text:span text:style-name="T4">c) </text:span>Type Error: b is not a function<text:tab/><text:tab/><text:tab/><text:tab/><text:span text:style-name="T4">d) </text:span>None of the above.</text:p>
      <text:p text:style-name="P23"/>
      <text:p text:style-name="P23">(Rest Parameter)</text:p>
      <text:p text:style-name="P20">40. What will be the output of the following code?</text:p>
      <text:p text:style-name="P21"/>
      <text:p text:style-name="P21">function fun(...input){</text:p>
      <text:p text:style-name="P21"><text:s text:c="4"/>var sum = 0;</text:p>
      <text:p text:style-name="P21"><text:s text:c="4"/>for(var i = 0; i &lt; input.length; i++){</text:p>
      <text:p text:style-name="P21"><text:s text:c="8"/>sum += input[i];</text:p>
      <text:p text:style-name="P21"><text:s text:c="4"/>}</text:p>
      <text:p text:style-name="P21"><text:s text:c="4"/>return sum;</text:p>
      <text:p text:style-name="P21">}</text:p>
      <text:p text:style-name="P21">console.log(fun(1,2,3,4,5)); </text:p>
      <text:p text:style-name="P21"/>
      <text:p text:style-name="Hanging_20_indent"><text:span text:style-name="T4">a) </text:span>3<text:tab/><text:tab/><text:tab/><text:span text:style-name="T4">b) </text:span>6<text:tab/><text:tab/><text:tab/><text:tab/><text:span text:style-name="T4">c) </text:span>10<text:tab/><text:tab/><text:tab/><text:tab/><text:span text:style-name="T4">d) </text:span>15</text:p>
      <text:p text:style-name="P23"/>
      <text:p text:style-name="P23">(Default parameters)</text:p>
      <text:p text:style-name="P20">41. Consider the following code snippet:</text:p>
      <text:p text:style-name="P21"/>
      <text:p text:style-name="P21">function f(a,b = 1) {</text:p>
      <text:p text:style-name="P21"><text:s text:c="2"/>console.log(a*b)</text:p>
      <text:p text:style-name="P21">}</text:p>
      <text:p text:style-name="P21">var x = // some hidden <text:s/>value</text:p>
      <text:p text:style-name="P21">f(5,x)</text:p>
      <text:p text:style-name="P21"/>
      <text:p text:style-name="P22">What should be the value of x so that the output is 5?</text:p>
      <text:p text:style-name="Hanging_20_indent"><text:span text:style-name="T4">a) </text:span>null<text:tab/><text:tab/><text:tab/><text:span text:style-name="T4">b) </text:span>undefined<text:tab/><text:tab/><text:tab/><text:span text:style-name="T4">c) </text:span>0<text:tab/><text:tab/><text:tab/><text:tab/><text:span text:style-name="T4">d) </text:span>''</text:p>
      <text:p text:style-name="P4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7:52:37.960253904</meta:creation-date>
    <dc:title>Coding Ninjas A4 Sheet</dc:title>
    <meta:editing-duration>PT6M36S</meta:editing-duration>
    <meta:editing-cycles>2</meta:editing-cycles>
    <meta:generator>LibreOffice/7.3.7.2$Linux_X86_64 LibreOffice_project/30$Build-2</meta:generator>
    <dc:date>2023-02-07T08:57:45.138437853</dc:date>
    <meta:document-statistic meta:table-count="0" meta:image-count="0" meta:object-count="0" meta:page-count="11" meta:paragraph-count="371" meta:word-count="1760" meta:character-count="10326" meta:non-whitespace-character-count="8377"/>
    <meta:template xlink:type="simple" xlink:actuate="onRequest" xlink:title="Coding Ninjas A4 Sheet" xlink:href="../../../../../../../../../../../Templates/Coding%20Ninjas%20MCQ%20A4%20Sheet.ott" meta:date="2023-02-07T07:52:35.407983384"/>
  </office:meta>
</office:document-meta>
</file>